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shapes>
          <draw:frame draw:z-index="0" draw:style-name="gr1" draw:text-style-name="P1" svg:width="12.7807in" svg:height="5.3429in" svg:x="0in" svg:y="0in">
            <draw:object draw:notify-on-update-of-ranges="'2'.A2:'2'.A58 '2'.B1:'2'.B1 '2'.B2:'2'.B58 '2'.A2:'2'.A58 '2'.C1:'2'.C1 '2'.C2:'2'.C58 '2'.A2:'2'.A58 '2'.D1:'2'.D1 '2'.D2:'2'.D58 '2'.A2:'2'.A58 '2'.E1:'2'.E1 '2'.E2:'2'.E58 '2'.A2:'2'.A58 '2'.F1:'2'.F1 '2'.F2:'2'.F58 '2'.A2:'2'.A58 '2'.G1:'2'.G1 '2'.G2:'2'.G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ilSize</text:p>
          </table:table-cell>
          <table:table-cell office:value-type="string" calcext:value-type="string">
            <text:p>Appended-1048576</text:p>
          </table:table-cell>
          <table:table-cell office:value-type="string" calcext:value-type="string">
            <text:p>AppendedWithBuf-1048576</text:p>
          </table:table-cell>
          <table:table-cell office:value-type="string" calcext:value-type="string">
            <text:p>Slice-1048576</text:p>
          </table:table-cell>
          <table:table-cell office:value-type="string" calcext:value-type="string">
            <text:p>Sort-1048576</text:p>
          </table:table-cell>
          <table:table-cell office:value-type="string" calcext:value-type="string">
            <text:p>sort.Slice-1048576</text:p>
          </table:table-cell>
          <table:table-cell office:value-type="string" calcext:value-type="string">
            <text:p>sort.Sort-1048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877" calcext:value-type="float">
            <text:p>538877</text:p>
          </table:table-cell>
          <table:table-cell office:value-type="float" office:value="456272.67" calcext:value-type="float">
            <text:p>456272.67</text:p>
          </table:table-cell>
          <table:table-cell office:value-type="float" office:value="44062322.33" calcext:value-type="float">
            <text:p>44062322.33</text:p>
          </table:table-cell>
          <table:table-cell office:value-type="float" office:value="51694198.33" calcext:value-type="float">
            <text:p>51694198.33</text:p>
          </table:table-cell>
          <table:table-cell office:value-type="float" office:value="41805039" calcext:value-type="float">
            <text:p>41805039</text:p>
          </table:table-cell>
          <table:table-cell office:value-type="float" office:value="47390972" calcext:value-type="float">
            <text:p>47390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494.67" calcext:value-type="float">
            <text:p>711494.67</text:p>
          </table:table-cell>
          <table:table-cell office:value-type="float" office:value="633173.33" calcext:value-type="float">
            <text:p>633173.33</text:p>
          </table:table-cell>
          <table:table-cell office:value-type="float" office:value="46940628.67" calcext:value-type="float">
            <text:p>46940628.67</text:p>
          </table:table-cell>
          <table:table-cell office:value-type="float" office:value="57111681.33" calcext:value-type="float">
            <text:p>57111681.33</text:p>
          </table:table-cell>
          <table:table-cell office:value-type="float" office:value="43589112.67" calcext:value-type="float">
            <text:p>43589112.67</text:p>
          </table:table-cell>
          <table:table-cell office:value-type="float" office:value="45726526" calcext:value-type="float">
            <text:p>45726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1443" calcext:value-type="float">
            <text:p>741443</text:p>
          </table:table-cell>
          <table:table-cell office:value-type="float" office:value="658710" calcext:value-type="float">
            <text:p>658710</text:p>
          </table:table-cell>
          <table:table-cell office:value-type="float" office:value="43017612" calcext:value-type="float">
            <text:p>43017612</text:p>
          </table:table-cell>
          <table:table-cell office:value-type="float" office:value="54748257" calcext:value-type="float">
            <text:p>54748257</text:p>
          </table:table-cell>
          <table:table-cell office:value-type="float" office:value="50019314.67" calcext:value-type="float">
            <text:p>50019314.67</text:p>
          </table:table-cell>
          <table:table-cell office:value-type="float" office:value="50182132.33" calcext:value-type="float">
            <text:p>50182132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760" calcext:value-type="float">
            <text:p>812760</text:p>
          </table:table-cell>
          <table:table-cell office:value-type="float" office:value="695178" calcext:value-type="float">
            <text:p>695178</text:p>
          </table:table-cell>
          <table:table-cell office:value-type="float" office:value="47781777.67" calcext:value-type="float">
            <text:p>47781777.67</text:p>
          </table:table-cell>
          <table:table-cell office:value-type="float" office:value="55963001.33" calcext:value-type="float">
            <text:p>55963001.33</text:p>
          </table:table-cell>
          <table:table-cell office:value-type="float" office:value="43920597" calcext:value-type="float">
            <text:p>43920597</text:p>
          </table:table-cell>
          <table:table-cell office:value-type="float" office:value="48204625.33" calcext:value-type="float">
            <text:p>48204625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2592" calcext:value-type="float">
            <text:p>892592</text:p>
          </table:table-cell>
          <table:table-cell office:value-type="float" office:value="730883.33" calcext:value-type="float">
            <text:p>730883.33</text:p>
          </table:table-cell>
          <table:table-cell office:value-type="float" office:value="44851812" calcext:value-type="float">
            <text:p>44851812</text:p>
          </table:table-cell>
          <table:table-cell office:value-type="float" office:value="54784602.33" calcext:value-type="float">
            <text:p>54784602.33</text:p>
          </table:table-cell>
          <table:table-cell office:value-type="float" office:value="44897581.33" calcext:value-type="float">
            <text:p>44897581.33</text:p>
          </table:table-cell>
          <table:table-cell office:value-type="float" office:value="51462059" calcext:value-type="float">
            <text:p>51462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7500.67" calcext:value-type="float">
            <text:p>877500.67</text:p>
          </table:table-cell>
          <table:table-cell office:value-type="float" office:value="708025.67" calcext:value-type="float">
            <text:p>708025.67</text:p>
          </table:table-cell>
          <table:table-cell office:value-type="float" office:value="46036563" calcext:value-type="float">
            <text:p>46036563</text:p>
          </table:table-cell>
          <table:table-cell office:value-type="float" office:value="61999783" calcext:value-type="float">
            <text:p>61999783</text:p>
          </table:table-cell>
          <table:table-cell office:value-type="float" office:value="48121224.33" calcext:value-type="float">
            <text:p>48121224.33</text:p>
          </table:table-cell>
          <table:table-cell office:value-type="float" office:value="50618408.33" calcext:value-type="float">
            <text:p>50618408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4245.33" calcext:value-type="float">
            <text:p>1044245.33</text:p>
          </table:table-cell>
          <table:table-cell office:value-type="float" office:value="691601.67" calcext:value-type="float">
            <text:p>691601.67</text:p>
          </table:table-cell>
          <table:table-cell office:value-type="float" office:value="49785479.33" calcext:value-type="float">
            <text:p>49785479.33</text:p>
          </table:table-cell>
          <table:table-cell office:value-type="float" office:value="58889062" calcext:value-type="float">
            <text:p>58889062</text:p>
          </table:table-cell>
          <table:table-cell office:value-type="float" office:value="51938662.67" calcext:value-type="float">
            <text:p>51938662.67</text:p>
          </table:table-cell>
          <table:table-cell office:value-type="float" office:value="55197762" calcext:value-type="float">
            <text:p>55197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4271.33" calcext:value-type="float">
            <text:p>984271.33</text:p>
          </table:table-cell>
          <table:table-cell office:value-type="float" office:value="688101.67" calcext:value-type="float">
            <text:p>688101.67</text:p>
          </table:table-cell>
          <table:table-cell office:value-type="float" office:value="51799911.33" calcext:value-type="float">
            <text:p>51799911.33</text:p>
          </table:table-cell>
          <table:table-cell office:value-type="float" office:value="60407285.67" calcext:value-type="float">
            <text:p>60407285.67</text:p>
          </table:table-cell>
          <table:table-cell office:value-type="float" office:value="51539249.33" calcext:value-type="float">
            <text:p>51539249.33</text:p>
          </table:table-cell>
          <table:table-cell office:value-type="float" office:value="55047014.67" calcext:value-type="float">
            <text:p>5504701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1473.67" calcext:value-type="float">
            <text:p>1021473.67</text:p>
          </table:table-cell>
          <table:table-cell office:value-type="float" office:value="660272.33" calcext:value-type="float">
            <text:p>660272.33</text:p>
          </table:table-cell>
          <table:table-cell office:value-type="float" office:value="49765023" calcext:value-type="float">
            <text:p>49765023</text:p>
          </table:table-cell>
          <table:table-cell office:value-type="float" office:value="59713121" calcext:value-type="float">
            <text:p>59713121</text:p>
          </table:table-cell>
          <table:table-cell office:value-type="float" office:value="50337255" calcext:value-type="float">
            <text:p>50337255</text:p>
          </table:table-cell>
          <table:table-cell office:value-type="float" office:value="59987659.67" calcext:value-type="float">
            <text:p>59987659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4685.33" calcext:value-type="float">
            <text:p>974685.33</text:p>
          </table:table-cell>
          <table:table-cell office:value-type="float" office:value="579124.67" calcext:value-type="float">
            <text:p>579124.67</text:p>
          </table:table-cell>
          <table:table-cell office:value-type="float" office:value="49900014" calcext:value-type="float">
            <text:p>49900014</text:p>
          </table:table-cell>
          <table:table-cell office:value-type="float" office:value="61099702" calcext:value-type="float">
            <text:p>61099702</text:p>
          </table:table-cell>
          <table:table-cell office:value-type="float" office:value="48640207.67" calcext:value-type="float">
            <text:p>48640207.67</text:p>
          </table:table-cell>
          <table:table-cell office:value-type="float" office:value="54236444.67" calcext:value-type="float">
            <text:p>54236444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4179" calcext:value-type="float">
            <text:p>1044179</text:p>
          </table:table-cell>
          <table:table-cell office:value-type="float" office:value="578074" calcext:value-type="float">
            <text:p>578074</text:p>
          </table:table-cell>
          <table:table-cell office:value-type="float" office:value="51104311.33" calcext:value-type="float">
            <text:p>51104311.33</text:p>
          </table:table-cell>
          <table:table-cell office:value-type="float" office:value="59261864" calcext:value-type="float">
            <text:p>59261864</text:p>
          </table:table-cell>
          <table:table-cell office:value-type="float" office:value="57124016.67" calcext:value-type="float">
            <text:p>57124016.67</text:p>
          </table:table-cell>
          <table:table-cell office:value-type="float" office:value="58653141.67" calcext:value-type="float">
            <text:p>58653141.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0146" calcext:value-type="float">
            <text:p>900146</text:p>
          </table:table-cell>
          <table:table-cell office:value-type="float" office:value="542438.33" calcext:value-type="float">
            <text:p>542438.33</text:p>
          </table:table-cell>
          <table:table-cell office:value-type="float" office:value="50253669.67" calcext:value-type="float">
            <text:p>50253669.67</text:p>
          </table:table-cell>
          <table:table-cell office:value-type="float" office:value="61285124.33" calcext:value-type="float">
            <text:p>61285124.33</text:p>
          </table:table-cell>
          <table:table-cell office:value-type="float" office:value="52631015.33" calcext:value-type="float">
            <text:p>52631015.33</text:p>
          </table:table-cell>
          <table:table-cell office:value-type="float" office:value="57624694.67" calcext:value-type="float">
            <text:p>57624694.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0972.33" calcext:value-type="float">
            <text:p>930972.33</text:p>
          </table:table-cell>
          <table:table-cell office:value-type="float" office:value="561270.33" calcext:value-type="float">
            <text:p>561270.33</text:p>
          </table:table-cell>
          <table:table-cell office:value-type="float" office:value="54532328.67" calcext:value-type="float">
            <text:p>54532328.67</text:p>
          </table:table-cell>
          <table:table-cell office:value-type="float" office:value="64926142" calcext:value-type="float">
            <text:p>64926142</text:p>
          </table:table-cell>
          <table:table-cell office:value-type="float" office:value="52704933" calcext:value-type="float">
            <text:p>52704933</text:p>
          </table:table-cell>
          <table:table-cell office:value-type="float" office:value="64805745" calcext:value-type="float">
            <text:p>648057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73617.33" calcext:value-type="float">
            <text:p>1173617.33</text:p>
          </table:table-cell>
          <table:table-cell office:value-type="float" office:value="598801" calcext:value-type="float">
            <text:p>598801</text:p>
          </table:table-cell>
          <table:table-cell office:value-type="float" office:value="50165616.33" calcext:value-type="float">
            <text:p>50165616.33</text:p>
          </table:table-cell>
          <table:table-cell office:value-type="float" office:value="59571207.33" calcext:value-type="float">
            <text:p>59571207.33</text:p>
          </table:table-cell>
          <table:table-cell office:value-type="float" office:value="52711498" calcext:value-type="float">
            <text:p>52711498</text:p>
          </table:table-cell>
          <table:table-cell office:value-type="float" office:value="61195380.67" calcext:value-type="float">
            <text:p>61195380.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6870.67" calcext:value-type="float">
            <text:p>1006870.67</text:p>
          </table:table-cell>
          <table:table-cell office:value-type="float" office:value="587821.33" calcext:value-type="float">
            <text:p>587821.33</text:p>
          </table:table-cell>
          <table:table-cell office:value-type="float" office:value="54526333.33" calcext:value-type="float">
            <text:p>54526333.33</text:p>
          </table:table-cell>
          <table:table-cell office:value-type="float" office:value="62709591" calcext:value-type="float">
            <text:p>62709591</text:p>
          </table:table-cell>
          <table:table-cell office:value-type="float" office:value="55789873.67" calcext:value-type="float">
            <text:p>55789873.67</text:p>
          </table:table-cell>
          <table:table-cell office:value-type="float" office:value="58695241.33" calcext:value-type="float">
            <text:p>58695241.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0433.33" calcext:value-type="float">
            <text:p>1060433.33</text:p>
          </table:table-cell>
          <table:table-cell office:value-type="float" office:value="592450.33" calcext:value-type="float">
            <text:p>592450.33</text:p>
          </table:table-cell>
          <table:table-cell office:value-type="float" office:value="51271480.33" calcext:value-type="float">
            <text:p>51271480.33</text:p>
          </table:table-cell>
          <table:table-cell office:value-type="float" office:value="62129532.67" calcext:value-type="float">
            <text:p>62129532.67</text:p>
          </table:table-cell>
          <table:table-cell office:value-type="float" office:value="52087113.67" calcext:value-type="float">
            <text:p>52087113.67</text:p>
          </table:table-cell>
          <table:table-cell office:value-type="float" office:value="57267633" calcext:value-type="float">
            <text:p>572676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60349.67" calcext:value-type="float">
            <text:p>1060349.67</text:p>
          </table:table-cell>
          <table:table-cell office:value-type="float" office:value="579633.33" calcext:value-type="float">
            <text:p>579633.33</text:p>
          </table:table-cell>
          <table:table-cell office:value-type="float" office:value="51493838" calcext:value-type="float">
            <text:p>51493838</text:p>
          </table:table-cell>
          <table:table-cell office:value-type="float" office:value="62859533.33" calcext:value-type="float">
            <text:p>62859533.33</text:p>
          </table:table-cell>
          <table:table-cell office:value-type="float" office:value="50840128" calcext:value-type="float">
            <text:p>50840128</text:p>
          </table:table-cell>
          <table:table-cell office:value-type="float" office:value="55507808.67" calcext:value-type="float">
            <text:p>55507808.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9502.67" calcext:value-type="float">
            <text:p>1099502.67</text:p>
          </table:table-cell>
          <table:table-cell office:value-type="float" office:value="600506.33" calcext:value-type="float">
            <text:p>600506.33</text:p>
          </table:table-cell>
          <table:table-cell office:value-type="float" office:value="50924229.33" calcext:value-type="float">
            <text:p>50924229.33</text:p>
          </table:table-cell>
          <table:table-cell office:value-type="float" office:value="58990673.33" calcext:value-type="float">
            <text:p>58990673.33</text:p>
          </table:table-cell>
          <table:table-cell office:value-type="float" office:value="50977097.33" calcext:value-type="float">
            <text:p>50977097.33</text:p>
          </table:table-cell>
          <table:table-cell office:value-type="float" office:value="60894513" calcext:value-type="float">
            <text:p>608945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3130.33" calcext:value-type="float">
            <text:p>1123130.33</text:p>
          </table:table-cell>
          <table:table-cell office:value-type="float" office:value="599204.33" calcext:value-type="float">
            <text:p>599204.33</text:p>
          </table:table-cell>
          <table:table-cell office:value-type="float" office:value="52659871.33" calcext:value-type="float">
            <text:p>52659871.33</text:p>
          </table:table-cell>
          <table:table-cell office:value-type="float" office:value="64435538.33" calcext:value-type="float">
            <text:p>64435538.33</text:p>
          </table:table-cell>
          <table:table-cell office:value-type="float" office:value="53359632.67" calcext:value-type="float">
            <text:p>53359632.67</text:p>
          </table:table-cell>
          <table:table-cell office:value-type="float" office:value="57217790.33" calcext:value-type="float">
            <text:p>57217790.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6551.67" calcext:value-type="float">
            <text:p>1206551.67</text:p>
          </table:table-cell>
          <table:table-cell office:value-type="float" office:value="642767.67" calcext:value-type="float">
            <text:p>642767.67</text:p>
          </table:table-cell>
          <table:table-cell office:value-type="float" office:value="51315589.67" calcext:value-type="float">
            <text:p>51315589.67</text:p>
          </table:table-cell>
          <table:table-cell office:value-type="float" office:value="63968428.67" calcext:value-type="float">
            <text:p>63968428.67</text:p>
          </table:table-cell>
          <table:table-cell office:value-type="float" office:value="50231111.67" calcext:value-type="float">
            <text:p>50231111.67</text:p>
          </table:table-cell>
          <table:table-cell office:value-type="float" office:value="55840422.33" calcext:value-type="float">
            <text:p>55840422.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20063.67" calcext:value-type="float">
            <text:p>1320063.67</text:p>
          </table:table-cell>
          <table:table-cell office:value-type="float" office:value="657260.33" calcext:value-type="float">
            <text:p>657260.33</text:p>
          </table:table-cell>
          <table:table-cell office:value-type="float" office:value="50842369.33" calcext:value-type="float">
            <text:p>50842369.33</text:p>
          </table:table-cell>
          <table:table-cell office:value-type="float" office:value="62862054.67" calcext:value-type="float">
            <text:p>62862054.67</text:p>
          </table:table-cell>
          <table:table-cell office:value-type="float" office:value="52054723.67" calcext:value-type="float">
            <text:p>52054723.67</text:p>
          </table:table-cell>
          <table:table-cell office:value-type="float" office:value="56368701.33" calcext:value-type="float">
            <text:p>56368701.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14356" calcext:value-type="float">
            <text:p>1414356</text:p>
          </table:table-cell>
          <table:table-cell office:value-type="float" office:value="747188" calcext:value-type="float">
            <text:p>747188</text:p>
          </table:table-cell>
          <table:table-cell office:value-type="float" office:value="50403885.67" calcext:value-type="float">
            <text:p>50403885.67</text:p>
          </table:table-cell>
          <table:table-cell office:value-type="float" office:value="63739385.33" calcext:value-type="float">
            <text:p>63739385.33</text:p>
          </table:table-cell>
          <table:table-cell office:value-type="float" office:value="54102027" calcext:value-type="float">
            <text:p>54102027</text:p>
          </table:table-cell>
          <table:table-cell office:value-type="float" office:value="55974328.33" calcext:value-type="float">
            <text:p>55974328.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7511" calcext:value-type="float">
            <text:p>1497511</text:p>
          </table:table-cell>
          <table:table-cell office:value-type="float" office:value="846752.67" calcext:value-type="float">
            <text:p>846752.67</text:p>
          </table:table-cell>
          <table:table-cell office:value-type="float" office:value="51775536.67" calcext:value-type="float">
            <text:p>51775536.67</text:p>
          </table:table-cell>
          <table:table-cell office:value-type="float" office:value="63373824" calcext:value-type="float">
            <text:p>63373824</text:p>
          </table:table-cell>
          <table:table-cell office:value-type="float" office:value="54740869.67" calcext:value-type="float">
            <text:p>54740869.67</text:p>
          </table:table-cell>
          <table:table-cell office:value-type="float" office:value="56999268" calcext:value-type="float">
            <text:p>569992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17760.33" calcext:value-type="float">
            <text:p>1617760.33</text:p>
          </table:table-cell>
          <table:table-cell office:value-type="float" office:value="810974" calcext:value-type="float">
            <text:p>810974</text:p>
          </table:table-cell>
          <table:table-cell office:value-type="float" office:value="53390770" calcext:value-type="float">
            <text:p>53390770</text:p>
          </table:table-cell>
          <table:table-cell office:value-type="float" office:value="61060522.33" calcext:value-type="float">
            <text:p>61060522.33</text:p>
          </table:table-cell>
          <table:table-cell office:value-type="float" office:value="50222972" calcext:value-type="float">
            <text:p>50222972</text:p>
          </table:table-cell>
          <table:table-cell office:value-type="float" office:value="56217123" calcext:value-type="float">
            <text:p>562171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32014.67" calcext:value-type="float">
            <text:p>1932014.67</text:p>
          </table:table-cell>
          <table:table-cell office:value-type="float" office:value="847626.33" calcext:value-type="float">
            <text:p>847626.33</text:p>
          </table:table-cell>
          <table:table-cell office:value-type="float" office:value="49815705" calcext:value-type="float">
            <text:p>49815705</text:p>
          </table:table-cell>
          <table:table-cell office:value-type="float" office:value="63644260.33" calcext:value-type="float">
            <text:p>63644260.33</text:p>
          </table:table-cell>
          <table:table-cell office:value-type="float" office:value="55846305.33" calcext:value-type="float">
            <text:p>55846305.33</text:p>
          </table:table-cell>
          <table:table-cell office:value-type="float" office:value="57514937" calcext:value-type="float">
            <text:p>5751493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159159" calcext:value-type="float">
            <text:p>2159159</text:p>
          </table:table-cell>
          <table:table-cell office:value-type="float" office:value="942580" calcext:value-type="float">
            <text:p>942580</text:p>
          </table:table-cell>
          <table:table-cell office:value-type="float" office:value="52702858" calcext:value-type="float">
            <text:p>52702858</text:p>
          </table:table-cell>
          <table:table-cell office:value-type="float" office:value="61086667.67" calcext:value-type="float">
            <text:p>61086667.67</text:p>
          </table:table-cell>
          <table:table-cell office:value-type="float" office:value="49042882.33" calcext:value-type="float">
            <text:p>49042882.33</text:p>
          </table:table-cell>
          <table:table-cell office:value-type="float" office:value="55344813.33" calcext:value-type="float">
            <text:p>55344813.3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654277.67" calcext:value-type="float">
            <text:p>2654277.67</text:p>
          </table:table-cell>
          <table:table-cell office:value-type="float" office:value="1043613.67" calcext:value-type="float">
            <text:p>1043613.67</text:p>
          </table:table-cell>
          <table:table-cell office:value-type="float" office:value="50447178" calcext:value-type="float">
            <text:p>50447178</text:p>
          </table:table-cell>
          <table:table-cell office:value-type="float" office:value="62068669" calcext:value-type="float">
            <text:p>62068669</text:p>
          </table:table-cell>
          <table:table-cell office:value-type="float" office:value="53772547.67" calcext:value-type="float">
            <text:p>53772547.67</text:p>
          </table:table-cell>
          <table:table-cell office:value-type="float" office:value="56447810" calcext:value-type="float">
            <text:p>5644781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368950.67" calcext:value-type="float">
            <text:p>3368950.67</text:p>
          </table:table-cell>
          <table:table-cell office:value-type="float" office:value="1145585.67" calcext:value-type="float">
            <text:p>1145585.67</text:p>
          </table:table-cell>
          <table:table-cell office:value-type="float" office:value="49253429.33" calcext:value-type="float">
            <text:p>49253429.33</text:p>
          </table:table-cell>
          <table:table-cell office:value-type="float" office:value="62674551.67" calcext:value-type="float">
            <text:p>62674551.67</text:p>
          </table:table-cell>
          <table:table-cell office:value-type="float" office:value="51700206.67" calcext:value-type="float">
            <text:p>51700206.67</text:p>
          </table:table-cell>
          <table:table-cell office:value-type="float" office:value="55171309.33" calcext:value-type="float">
            <text:p>55171309.3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077769.67" calcext:value-type="float">
            <text:p>4077769.67</text:p>
          </table:table-cell>
          <table:table-cell office:value-type="float" office:value="1275584.67" calcext:value-type="float">
            <text:p>1275584.67</text:p>
          </table:table-cell>
          <table:table-cell office:value-type="float" office:value="56987642.67" calcext:value-type="float">
            <text:p>56987642.67</text:p>
          </table:table-cell>
          <table:table-cell office:value-type="float" office:value="65157592.67" calcext:value-type="float">
            <text:p>65157592.67</text:p>
          </table:table-cell>
          <table:table-cell office:value-type="float" office:value="52259462.67" calcext:value-type="float">
            <text:p>52259462.67</text:p>
          </table:table-cell>
          <table:table-cell office:value-type="float" office:value="55100269" calcext:value-type="float">
            <text:p>55100269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599035.67" calcext:value-type="float">
            <text:p>5599035.67</text:p>
          </table:table-cell>
          <table:table-cell office:value-type="float" office:value="1413392.33" calcext:value-type="float">
            <text:p>1413392.33</text:p>
          </table:table-cell>
          <table:table-cell office:value-type="float" office:value="51208729" calcext:value-type="float">
            <text:p>51208729</text:p>
          </table:table-cell>
          <table:table-cell office:value-type="float" office:value="59610400.33" calcext:value-type="float">
            <text:p>59610400.33</text:p>
          </table:table-cell>
          <table:table-cell office:value-type="float" office:value="49717305.67" calcext:value-type="float">
            <text:p>49717305.67</text:p>
          </table:table-cell>
          <table:table-cell office:value-type="float" office:value="58010695" calcext:value-type="float">
            <text:p>5801069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9639012.33" calcext:value-type="float">
            <text:p>9639012.33</text:p>
          </table:table-cell>
          <table:table-cell office:value-type="float" office:value="2126659.33" calcext:value-type="float">
            <text:p>2126659.33</text:p>
          </table:table-cell>
          <table:table-cell office:value-type="float" office:value="69383785.67" calcext:value-type="float">
            <text:p>69383785.67</text:p>
          </table:table-cell>
          <table:table-cell office:value-type="float" office:value="82386434.67" calcext:value-type="float">
            <text:p>82386434.67</text:p>
          </table:table-cell>
          <table:table-cell office:value-type="float" office:value="70982944" calcext:value-type="float">
            <text:p>70982944</text:p>
          </table:table-cell>
          <table:table-cell office:value-type="float" office:value="79506249.33" calcext:value-type="float">
            <text:p>79506249.33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0399988" calcext:value-type="float">
            <text:p>10399988</text:p>
          </table:table-cell>
          <table:table-cell office:value-type="float" office:value="1826259.33" calcext:value-type="float">
            <text:p>1826259.33</text:p>
          </table:table-cell>
          <table:table-cell office:value-type="float" office:value="52511314" calcext:value-type="float">
            <text:p>52511314</text:p>
          </table:table-cell>
          <table:table-cell office:value-type="float" office:value="60607094" calcext:value-type="float">
            <text:p>60607094</text:p>
          </table:table-cell>
          <table:table-cell office:value-type="float" office:value="51477639.33" calcext:value-type="float">
            <text:p>51477639.33</text:p>
          </table:table-cell>
          <table:table-cell office:value-type="float" office:value="56682390.33" calcext:value-type="float">
            <text:p>56682390.33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4932153" calcext:value-type="float">
            <text:p>14932153</text:p>
          </table:table-cell>
          <table:table-cell office:value-type="float" office:value="2191185.67" calcext:value-type="float">
            <text:p>2191185.67</text:p>
          </table:table-cell>
          <table:table-cell office:value-type="float" office:value="51245976" calcext:value-type="float">
            <text:p>51245976</text:p>
          </table:table-cell>
          <table:table-cell office:value-type="float" office:value="64009868.67" calcext:value-type="float">
            <text:p>64009868.67</text:p>
          </table:table-cell>
          <table:table-cell office:value-type="float" office:value="52551684.33" calcext:value-type="float">
            <text:p>52551684.33</text:p>
          </table:table-cell>
          <table:table-cell office:value-type="float" office:value="58604632.67" calcext:value-type="float">
            <text:p>58604632.67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22669503" calcext:value-type="float">
            <text:p>22669503</text:p>
          </table:table-cell>
          <table:table-cell office:value-type="float" office:value="2396355.67" calcext:value-type="float">
            <text:p>2396355.67</text:p>
          </table:table-cell>
          <table:table-cell office:value-type="float" office:value="70767548.67" calcext:value-type="float">
            <text:p>70767548.67</text:p>
          </table:table-cell>
          <table:table-cell office:value-type="float" office:value="82967507.67" calcext:value-type="float">
            <text:p>82967507.67</text:p>
          </table:table-cell>
          <table:table-cell office:value-type="float" office:value="74139061.67" calcext:value-type="float">
            <text:p>74139061.67</text:p>
          </table:table-cell>
          <table:table-cell office:value-type="float" office:value="78342251" calcext:value-type="float">
            <text:p>78342251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32250802.33" calcext:value-type="float">
            <text:p>32250802.33</text:p>
          </table:table-cell>
          <table:table-cell office:value-type="float" office:value="2849657.67" calcext:value-type="float">
            <text:p>2849657.67</text:p>
          </table:table-cell>
          <table:table-cell office:value-type="float" office:value="54346065" calcext:value-type="float">
            <text:p>54346065</text:p>
          </table:table-cell>
          <table:table-cell office:value-type="float" office:value="63115232.67" calcext:value-type="float">
            <text:p>63115232.67</text:p>
          </table:table-cell>
          <table:table-cell office:value-type="float" office:value="56047218" calcext:value-type="float">
            <text:p>56047218</text:p>
          </table:table-cell>
          <table:table-cell office:value-type="float" office:value="59984489.67" calcext:value-type="float">
            <text:p>59984489.67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50817985" calcext:value-type="float">
            <text:p>50817985</text:p>
          </table:table-cell>
          <table:table-cell office:value-type="float" office:value="3157884" calcext:value-type="float">
            <text:p>3157884</text:p>
          </table:table-cell>
          <table:table-cell office:value-type="float" office:value="53752736.67" calcext:value-type="float">
            <text:p>53752736.67</text:p>
          </table:table-cell>
          <table:table-cell office:value-type="float" office:value="63595172" calcext:value-type="float">
            <text:p>63595172</text:p>
          </table:table-cell>
          <table:table-cell office:value-type="float" office:value="58138163.67" calcext:value-type="float">
            <text:p>58138163.67</text:p>
          </table:table-cell>
          <table:table-cell office:value-type="float" office:value="62772317.33" calcext:value-type="float">
            <text:p>62772317.33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75962599" calcext:value-type="float">
            <text:p>75962599</text:p>
          </table:table-cell>
          <table:table-cell office:value-type="float" office:value="3691410" calcext:value-type="float">
            <text:p>3691410</text:p>
          </table:table-cell>
          <table:table-cell office:value-type="float" office:value="55227347.33" calcext:value-type="float">
            <text:p>55227347.33</text:p>
          </table:table-cell>
          <table:table-cell office:value-type="float" office:value="66504460.33" calcext:value-type="float">
            <text:p>66504460.33</text:p>
          </table:table-cell>
          <table:table-cell office:value-type="float" office:value="54770331" calcext:value-type="float">
            <text:p>54770331</text:p>
          </table:table-cell>
          <table:table-cell office:value-type="float" office:value="61744025.33" calcext:value-type="float">
            <text:p>61744025.33</text:p>
          </table:table-cell>
        </table:table-row>
        <table:table-row table:style-name="ro1">
          <table:table-cell office:value-type="float" office:value="12936" calcext:value-type="float">
            <text:p>12936</text:p>
          </table:table-cell>
          <table:table-cell office:value-type="float" office:value="115976801.33" calcext:value-type="float">
            <text:p>115976801.33</text:p>
          </table:table-cell>
          <table:table-cell office:value-type="float" office:value="4024772" calcext:value-type="float">
            <text:p>4024772</text:p>
          </table:table-cell>
          <table:table-cell office:value-type="float" office:value="56406284.33" calcext:value-type="float">
            <text:p>56406284.33</text:p>
          </table:table-cell>
          <table:table-cell office:value-type="float" office:value="71425903.33" calcext:value-type="float">
            <text:p>71425903.33</text:p>
          </table:table-cell>
          <table:table-cell office:value-type="float" office:value="57220618" calcext:value-type="float">
            <text:p>57220618</text:p>
          </table:table-cell>
          <table:table-cell office:value-type="float" office:value="65686094" calcext:value-type="float">
            <text:p>65686094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176591690" calcext:value-type="float">
            <text:p>176591690</text:p>
          </table:table-cell>
          <table:table-cell office:value-type="float" office:value="4560341" calcext:value-type="float">
            <text:p>4560341</text:p>
          </table:table-cell>
          <table:table-cell office:value-type="float" office:value="55581546.67" calcext:value-type="float">
            <text:p>55581546.67</text:p>
          </table:table-cell>
          <table:table-cell office:value-type="float" office:value="65634495.67" calcext:value-type="float">
            <text:p>65634495.67</text:p>
          </table:table-cell>
          <table:table-cell office:value-type="float" office:value="59535263.33" calcext:value-type="float">
            <text:p>59535263.33</text:p>
          </table:table-cell>
          <table:table-cell office:value-type="float" office:value="65623273.67" calcext:value-type="float">
            <text:p>65623273.67</text:p>
          </table:table-cell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276715113.67" calcext:value-type="float">
            <text:p>276715113.67</text:p>
          </table:table-cell>
          <table:table-cell office:value-type="float" office:value="5395196.33" calcext:value-type="float">
            <text:p>5395196.33</text:p>
          </table:table-cell>
          <table:table-cell office:value-type="float" office:value="57062845.33" calcext:value-type="float">
            <text:p>57062845.33</text:p>
          </table:table-cell>
          <table:table-cell office:value-type="float" office:value="69711968" calcext:value-type="float">
            <text:p>69711968</text:p>
          </table:table-cell>
          <table:table-cell office:value-type="float" office:value="57529752.67" calcext:value-type="float">
            <text:p>57529752.67</text:p>
          </table:table-cell>
          <table:table-cell office:value-type="float" office:value="63509871" calcext:value-type="float">
            <text:p>63509871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float" office:value="412407607.67" calcext:value-type="float">
            <text:p>412407607.67</text:p>
          </table:table-cell>
          <table:table-cell office:value-type="float" office:value="6273722.33" calcext:value-type="float">
            <text:p>6273722.33</text:p>
          </table:table-cell>
          <table:table-cell office:value-type="float" office:value="59289807" calcext:value-type="float">
            <text:p>59289807</text:p>
          </table:table-cell>
          <table:table-cell office:value-type="float" office:value="68216278.33" calcext:value-type="float">
            <text:p>68216278.33</text:p>
          </table:table-cell>
          <table:table-cell office:value-type="float" office:value="59790223.67" calcext:value-type="float">
            <text:p>59790223.67</text:p>
          </table:table-cell>
          <table:table-cell office:value-type="float" office:value="65676073.33" calcext:value-type="float">
            <text:p>65676073.33</text:p>
          </table:table-cell>
        </table:table-row>
        <table:table-row table:style-name="ro1">
          <table:table-cell office:value-type="float" office:value="31586" calcext:value-type="float">
            <text:p>31586</text:p>
          </table:table-cell>
          <table:table-cell office:value-type="float" office:value="650795500.67" calcext:value-type="float">
            <text:p>650795500.67</text:p>
          </table:table-cell>
          <table:table-cell office:value-type="float" office:value="7249678.33" calcext:value-type="float">
            <text:p>7249678.33</text:p>
          </table:table-cell>
          <table:table-cell office:value-type="float" office:value="59115880.33" calcext:value-type="float">
            <text:p>59115880.33</text:p>
          </table:table-cell>
          <table:table-cell office:value-type="float" office:value="69348021.33" calcext:value-type="float">
            <text:p>69348021.33</text:p>
          </table:table-cell>
          <table:table-cell office:value-type="float" office:value="58983687.67" calcext:value-type="float">
            <text:p>58983687.67</text:p>
          </table:table-cell>
          <table:table-cell office:value-type="float" office:value="68027841" calcext:value-type="float">
            <text:p>68027841</text:p>
          </table:table-cell>
        </table:table-row>
        <table:table-row table:style-name="ro1">
          <table:table-cell office:value-type="float" office:value="39483" calcext:value-type="float">
            <text:p>39483</text:p>
          </table:table-cell>
          <table:table-cell office:value-type="float" office:value="1011272454.67" calcext:value-type="float">
            <text:p>1011272454.67</text:p>
          </table:table-cell>
          <table:table-cell office:value-type="float" office:value="8585137" calcext:value-type="float">
            <text:p>8585137</text:p>
          </table:table-cell>
          <table:table-cell office:value-type="float" office:value="61358809.67" calcext:value-type="float">
            <text:p>61358809.67</text:p>
          </table:table-cell>
          <table:table-cell office:value-type="float" office:value="68654359.33" calcext:value-type="float">
            <text:p>68654359.33</text:p>
          </table:table-cell>
          <table:table-cell office:value-type="float" office:value="66717199" calcext:value-type="float">
            <text:p>66717199</text:p>
          </table:table-cell>
          <table:table-cell office:value-type="float" office:value="67902713.33" calcext:value-type="float">
            <text:p>67902713.33</text:p>
          </table:table-cell>
        </table:table-row>
        <table:table-row table:style-name="ro1">
          <table:table-cell office:value-type="float" office:value="49354" calcext:value-type="float">
            <text:p>49354</text:p>
          </table:table-cell>
          <table:table-cell office:value-type="float" office:value="1550867440.33" calcext:value-type="float">
            <text:p>1550867440.33</text:p>
          </table:table-cell>
          <table:table-cell office:value-type="float" office:value="10042242" calcext:value-type="float">
            <text:p>10042242</text:p>
          </table:table-cell>
          <table:table-cell office:value-type="float" office:value="64474552" calcext:value-type="float">
            <text:p>64474552</text:p>
          </table:table-cell>
          <table:table-cell office:value-type="float" office:value="79440864" calcext:value-type="float">
            <text:p>79440864</text:p>
          </table:table-cell>
          <table:table-cell office:value-type="float" office:value="62598866.33" calcext:value-type="float">
            <text:p>62598866.33</text:p>
          </table:table-cell>
          <table:table-cell office:value-type="float" office:value="71861371" calcext:value-type="float">
            <text:p>71861371</text:p>
          </table:table-cell>
        </table:table-row>
        <table:table-row table:style-name="ro1">
          <table:table-cell office:value-type="float" office:value="61693" calcext:value-type="float">
            <text:p>61693</text:p>
          </table:table-cell>
          <table:table-cell office:value-type="float" office:value="2425510906" calcext:value-type="float">
            <text:p>2425510906</text:p>
          </table:table-cell>
          <table:table-cell office:value-type="float" office:value="13910044.67" calcext:value-type="float">
            <text:p>13910044.67</text:p>
          </table:table-cell>
          <table:table-cell office:value-type="float" office:value="67814017" calcext:value-type="float">
            <text:p>67814017</text:p>
          </table:table-cell>
          <table:table-cell office:value-type="float" office:value="74078937.33" calcext:value-type="float">
            <text:p>74078937.33</text:p>
          </table:table-cell>
          <table:table-cell office:value-type="float" office:value="65455270.33" calcext:value-type="float">
            <text:p>65455270.33</text:p>
          </table:table-cell>
          <table:table-cell office:value-type="float" office:value="76153721.33" calcext:value-type="float">
            <text:p>76153721.33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  <table:table-cell office:value-type="float" office:value="3671183610" calcext:value-type="float">
            <text:p>3671183610</text:p>
          </table:table-cell>
          <table:table-cell office:value-type="float" office:value="14904651" calcext:value-type="float">
            <text:p>14904651</text:p>
          </table:table-cell>
          <table:table-cell office:value-type="float" office:value="67856961.33" calcext:value-type="float">
            <text:p>67856961.33</text:p>
          </table:table-cell>
          <table:table-cell office:value-type="float" office:value="79176026.33" calcext:value-type="float">
            <text:p>79176026.33</text:p>
          </table:table-cell>
          <table:table-cell office:value-type="float" office:value="68444138.67" calcext:value-type="float">
            <text:p>68444138.67</text:p>
          </table:table-cell>
          <table:table-cell office:value-type="float" office:value="80719923" calcext:value-type="float">
            <text:p>80719923</text:p>
          </table:table-cell>
        </table:table-row>
        <table:table-row table:style-name="ro1">
          <table:table-cell office:value-type="float" office:value="96397" calcext:value-type="float">
            <text:p>96397</text:p>
          </table:table-cell>
          <table:table-cell office:value-type="float" office:value="5624817387.33" calcext:value-type="float">
            <text:p>5624817387.33</text:p>
          </table:table-cell>
          <table:table-cell office:value-type="float" office:value="18179758.67" calcext:value-type="float">
            <text:p>18179758.67</text:p>
          </table:table-cell>
          <table:table-cell office:value-type="float" office:value="69637511.67" calcext:value-type="float">
            <text:p>69637511.67</text:p>
          </table:table-cell>
          <table:table-cell office:value-type="float" office:value="81867974.33" calcext:value-type="float">
            <text:p>81867974.33</text:p>
          </table:table-cell>
          <table:table-cell office:value-type="float" office:value="70671266" calcext:value-type="float">
            <text:p>70671266</text:p>
          </table:table-cell>
          <table:table-cell office:value-type="float" office:value="79197795.67" calcext:value-type="float">
            <text:p>79197795.67</text:p>
          </table:table-cell>
        </table:table-row>
        <table:table-row table:style-name="ro1">
          <table:table-cell office:value-type="float" office:value="120497" calcext:value-type="float">
            <text:p>120497</text:p>
          </table:table-cell>
          <table:table-cell office:value-type="float" office:value="8522114474.33" calcext:value-type="float">
            <text:p>8522114474.33</text:p>
          </table:table-cell>
          <table:table-cell office:value-type="float" office:value="21505804.33" calcext:value-type="float">
            <text:p>21505804.33</text:p>
          </table:table-cell>
          <table:table-cell office:value-type="float" office:value="74242674.33" calcext:value-type="float">
            <text:p>74242674.33</text:p>
          </table:table-cell>
          <table:table-cell office:value-type="float" office:value="83087008.67" calcext:value-type="float">
            <text:p>83087008.67</text:p>
          </table:table-cell>
          <table:table-cell office:value-type="float" office:value="71580408.33" calcext:value-type="float">
            <text:p>71580408.33</text:p>
          </table:table-cell>
          <table:table-cell office:value-type="float" office:value="81202606.67" calcext:value-type="float">
            <text:p>81202606.67</text:p>
          </table:table-cell>
        </table:table-row>
        <table:table-row table:style-name="ro1">
          <table:table-cell office:value-type="float" office:value="150622" calcext:value-type="float">
            <text:p>150622</text:p>
          </table:table-cell>
          <table:table-cell office:value-type="float" office:value="12882399584" calcext:value-type="float">
            <text:p>12882399584</text:p>
          </table:table-cell>
          <table:table-cell office:value-type="float" office:value="28459317.33" calcext:value-type="float">
            <text:p>28459317.33</text:p>
          </table:table-cell>
          <table:table-cell office:value-type="float" office:value="80816214.33" calcext:value-type="float">
            <text:p>80816214.33</text:p>
          </table:table-cell>
          <table:table-cell office:value-type="float" office:value="82116990" calcext:value-type="float">
            <text:p>82116990</text:p>
          </table:table-cell>
          <table:table-cell office:value-type="float" office:value="76373268.33" calcext:value-type="float">
            <text:p>76373268.33</text:p>
          </table:table-cell>
          <table:table-cell office:value-type="float" office:value="85213404.33" calcext:value-type="float">
            <text:p>85213404.33</text:p>
          </table:table-cell>
        </table:table-row>
        <table:table-row table:style-name="ro1">
          <table:table-cell office:value-type="float" office:value="188278" calcext:value-type="float">
            <text:p>188278</text:p>
          </table:table-cell>
          <table:table-cell office:value-type="float" office:value="19298853906" calcext:value-type="float">
            <text:p>19298853906</text:p>
          </table:table-cell>
          <table:table-cell office:value-type="float" office:value="32636225.67" calcext:value-type="float">
            <text:p>32636225.67</text:p>
          </table:table-cell>
          <table:table-cell office:value-type="float" office:value="79112238.33" calcext:value-type="float">
            <text:p>79112238.33</text:p>
          </table:table-cell>
          <table:table-cell office:value-type="float" office:value="92037787" calcext:value-type="float">
            <text:p>92037787</text:p>
          </table:table-cell>
          <table:table-cell office:value-type="float" office:value="79715851.33" calcext:value-type="float">
            <text:p>79715851.33</text:p>
          </table:table-cell>
          <table:table-cell office:value-type="float" office:value="93499891.33" calcext:value-type="float">
            <text:p>93499891.33</text:p>
          </table:table-cell>
        </table:table-row>
        <table:table-row table:style-name="ro1">
          <table:table-cell office:value-type="float" office:value="235348" calcext:value-type="float">
            <text:p>235348</text:p>
          </table:table-cell>
          <table:table-cell office:value-type="string" calcext:value-type="string">
            <text:p>NaN</text:p>
          </table:table-cell>
          <table:table-cell office:value-type="float" office:value="40495096.67" calcext:value-type="float">
            <text:p>40495096.67</text:p>
          </table:table-cell>
          <table:table-cell office:value-type="float" office:value="89468456.67" calcext:value-type="float">
            <text:p>89468456.67</text:p>
          </table:table-cell>
          <table:table-cell office:value-type="float" office:value="91207508" calcext:value-type="float">
            <text:p>91207508</text:p>
          </table:table-cell>
          <table:table-cell office:value-type="float" office:value="88106048" calcext:value-type="float">
            <text:p>88106048</text:p>
          </table:table-cell>
          <table:table-cell office:value-type="float" office:value="96422579.67" calcext:value-type="float">
            <text:p>96422579.67</text:p>
          </table:table-cell>
        </table:table-row>
        <table:table-row table:style-name="ro1">
          <table:table-cell office:value-type="float" office:value="294186" calcext:value-type="float">
            <text:p>294186</text:p>
          </table:table-cell>
          <table:table-cell office:value-type="string" calcext:value-type="string">
            <text:p>NaN</text:p>
          </table:table-cell>
          <table:table-cell office:value-type="float" office:value="53142789.33" calcext:value-type="float">
            <text:p>53142789.33</text:p>
          </table:table-cell>
          <table:table-cell office:value-type="float" office:value="92739022" calcext:value-type="float">
            <text:p>92739022</text:p>
          </table:table-cell>
          <table:table-cell office:value-type="float" office:value="105891466" calcext:value-type="float">
            <text:p>105891466</text:p>
          </table:table-cell>
          <table:table-cell office:value-type="float" office:value="101380995.33" calcext:value-type="float">
            <text:p>101380995.33</text:p>
          </table:table-cell>
          <table:table-cell office:value-type="float" office:value="104703711.67" calcext:value-type="float">
            <text:p>104703711.67</text:p>
          </table:table-cell>
        </table:table-row>
        <table:table-row table:style-name="ro1">
          <table:table-cell office:value-type="float" office:value="367733" calcext:value-type="float">
            <text:p>367733</text:p>
          </table:table-cell>
          <table:table-cell office:value-type="string" calcext:value-type="string">
            <text:p>NaN</text:p>
          </table:table-cell>
          <table:table-cell office:value-type="float" office:value="70347944" calcext:value-type="float">
            <text:p>70347944</text:p>
          </table:table-cell>
          <table:table-cell office:value-type="float" office:value="99240618.33" calcext:value-type="float">
            <text:p>99240618.33</text:p>
          </table:table-cell>
          <table:table-cell office:value-type="float" office:value="117991511.67" calcext:value-type="float">
            <text:p>117991511.67</text:p>
          </table:table-cell>
          <table:table-cell office:value-type="float" office:value="103380517.33" calcext:value-type="float">
            <text:p>103380517.33</text:p>
          </table:table-cell>
          <table:table-cell office:value-type="float" office:value="110920186" calcext:value-type="float">
            <text:p>110920186</text:p>
          </table:table-cell>
        </table:table-row>
        <table:table-row table:style-name="ro1">
          <table:table-cell office:value-type="float" office:value="459667" calcext:value-type="float">
            <text:p>459667</text:p>
          </table:table-cell>
          <table:table-cell office:value-type="string" calcext:value-type="string">
            <text:p>NaN</text:p>
          </table:table-cell>
          <table:table-cell office:value-type="float" office:value="81567523.67" calcext:value-type="float">
            <text:p>81567523.67</text:p>
          </table:table-cell>
          <table:table-cell office:value-type="float" office:value="103611670" calcext:value-type="float">
            <text:p>103611670</text:p>
          </table:table-cell>
          <table:table-cell office:value-type="float" office:value="112476818.33" calcext:value-type="float">
            <text:p>112476818.33</text:p>
          </table:table-cell>
          <table:table-cell office:value-type="float" office:value="110268054.33" calcext:value-type="float">
            <text:p>110268054.33</text:p>
          </table:table-cell>
          <table:table-cell office:value-type="float" office:value="115152421.33" calcext:value-type="float">
            <text:p>115152421.33</text:p>
          </table:table-cell>
        </table:table-row>
        <table:table-row table:style-name="ro1">
          <table:table-cell office:value-type="float" office:value="574584" calcext:value-type="float">
            <text:p>574584</text:p>
          </table:table-cell>
          <table:table-cell office:value-type="string" calcext:value-type="string">
            <text:p>NaN</text:p>
          </table:table-cell>
          <table:table-cell office:value-type="float" office:value="104022795.33" calcext:value-type="float">
            <text:p>104022795.33</text:p>
          </table:table-cell>
          <table:table-cell office:value-type="float" office:value="107680855.67" calcext:value-type="float">
            <text:p>107680855.67</text:p>
          </table:table-cell>
          <table:table-cell office:value-type="float" office:value="111678302" calcext:value-type="float">
            <text:p>111678302</text:p>
          </table:table-cell>
          <table:table-cell office:value-type="float" office:value="112931915" calcext:value-type="float">
            <text:p>112931915</text:p>
          </table:table-cell>
          <table:table-cell office:value-type="float" office:value="123882896.33" calcext:value-type="float">
            <text:p>123882896.33</text:p>
          </table:table-cell>
        </table:table-row>
        <table:table-row table:style-name="ro1">
          <table:table-cell office:value-type="float" office:value="718231" calcext:value-type="float">
            <text:p>718231</text:p>
          </table:table-cell>
          <table:table-cell office:value-type="string" calcext:value-type="string">
            <text:p>NaN</text:p>
          </table:table-cell>
          <table:table-cell office:value-type="float" office:value="124405541.33" calcext:value-type="float">
            <text:p>124405541.33</text:p>
          </table:table-cell>
          <table:table-cell office:value-type="float" office:value="112217596" calcext:value-type="float">
            <text:p>112217596</text:p>
          </table:table-cell>
          <table:table-cell office:value-type="float" office:value="116235153" calcext:value-type="float">
            <text:p>116235153</text:p>
          </table:table-cell>
          <table:table-cell office:value-type="float" office:value="114901612.33" calcext:value-type="float">
            <text:p>114901612.33</text:p>
          </table:table-cell>
          <table:table-cell office:value-type="float" office:value="130946689.67" calcext:value-type="float">
            <text:p>130946689.67</text:p>
          </table:table-cell>
        </table:table-row>
        <table:table-row table:style-name="ro1">
          <table:table-cell office:value-type="float" office:value="897789" calcext:value-type="float">
            <text:p>897789</text:p>
          </table:table-cell>
          <table:table-cell office:value-type="string" calcext:value-type="string">
            <text:p>NaN</text:p>
          </table:table-cell>
          <table:table-cell office:value-type="float" office:value="155624942" calcext:value-type="float">
            <text:p>155624942</text:p>
          </table:table-cell>
          <table:table-cell office:value-type="float" office:value="116217481.33" calcext:value-type="float">
            <text:p>116217481.33</text:p>
          </table:table-cell>
          <table:table-cell office:value-type="float" office:value="121792986.67" calcext:value-type="float">
            <text:p>121792986.67</text:p>
          </table:table-cell>
          <table:table-cell office:value-type="float" office:value="118684542.67" calcext:value-type="float">
            <text:p>118684542.67</text:p>
          </table:table-cell>
          <table:table-cell office:value-type="float" office:value="132404054.33" calcext:value-type="float">
            <text:p>132404054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5:10:53.45562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15:11:03.085773478</dc:date>
    <meta:editing-duration>PT2M10S</meta:editing-duration>
    <meta:editing-cycles>2</meta:editing-cycles>
    <meta:generator>LibreOffice/7.3.0.3$Linux_X86_64 LibreOffice_project/30$Build-3</meta:generator>
    <meta:document-statistic meta:table-count="1" meta:cell-count="4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464cm" svg:height="13.572cm" xlink:href=".." xlink:type="simple" chart:class="chart:scatter" chart:style-name="ch1">
        <chart:title svg:x="11.873cm" svg:y="0.406cm" chart:style-name="ch2">
          <text:p>Sorting latencies of a slice of size 1048576</text:p>
        </chart:title>
        <chart:legend chart:legend-position="end" svg:x="26.689cm" svg:y="5.161cm" style:legend-expansion="high" chart:style-name="ch3"/>
        <chart:plot-area chart:style-name="ch4" table:cell-range-address="'2'.A2:'2'.G58 '2'.B1:'2'.G1" chart:data-source-has-labels="row" svg:x="1.629cm" svg:y="1.434cm" svg:width="24.411cm" svg:height="10.917cm">
          <chart:coordinate-region svg:x="3.46cm" svg:y="1.647cm" svg:width="21.294cm" svg:height="10.03cm"/>
          <chart:axis chart:dimension="x" chart:name="primary-x" chart:style-name="ch5">
            <chart:title svg:x="12.126cm" svg:y="12.623cm" chart:style-name="ch6">
              <text:p>unsorted input tail length</text:p>
            </chart:title>
          </chart:axis>
          <chart:axis chart:dimension="y" chart:name="primary-y" chart:style-name="ch7">
            <chart:title svg:x="0.451cm" svg:y="7.697cm" chart:style-name="ch8">
              <text:p>latency, ns</text:p>
            </chart:title>
            <chart:grid chart:style-name="ch9" chart:class="major"/>
          </chart:axis>
          <chart:series chart:style-name="ch10" chart:values-cell-range-address="'2'.B2:'2'.B58" chart:label-cell-address="'2'.B1:'2'.B1" chart:class="chart:scatter">
            <chart:domain table:cell-range-address="'2'.A2:'2'.A58"/>
            <chart:data-point chart:repeated="57"/>
          </chart:series>
          <chart:series chart:style-name="ch11" chart:values-cell-range-address="'2'.C2:'2'.C58" chart:label-cell-address="'2'.C1:'2'.C1" chart:class="chart:scatter">
            <chart:data-point chart:repeated="57"/>
          </chart:series>
          <chart:series chart:style-name="ch12" chart:values-cell-range-address="'2'.D2:'2'.D58" chart:label-cell-address="'2'.D1:'2'.D1" chart:class="chart:scatter">
            <chart:data-point chart:repeated="57"/>
          </chart:series>
          <chart:series chart:style-name="ch13" chart:values-cell-range-address="'2'.E2:'2'.E58" chart:label-cell-address="'2'.E1:'2'.E1" chart:class="chart:scatter">
            <chart:data-point chart:repeated="57"/>
          </chart:series>
          <chart:series chart:style-name="ch14" chart:values-cell-range-address="'2'.F2:'2'.F58" chart:label-cell-address="'2'.F1:'2'.F1" chart:class="chart:scatter">
            <chart:data-point chart:repeated="57"/>
          </chart:series>
          <chart:series chart:style-name="ch15" chart:values-cell-range-address="'2'.G2:'2'.G58" chart:label-cell-address="'2'.G1:'2'.G1" chart:class="chart:scatter">
            <chart:data-point chart:repeated="5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ended-1048576</text:p>
                <draw:g>
                  <svg:desc>'2'.B1:'2'.B1</svg:desc>
                </draw:g>
              </table:table-cell>
              <table:table-cell office:value-type="string">
                <text:p>AppendedWithBuf-1048576</text:p>
                <draw:g>
                  <svg:desc>'2'.C1:'2'.C1</svg:desc>
                </draw:g>
              </table:table-cell>
              <table:table-cell office:value-type="string">
                <text:p>Slice-1048576</text:p>
                <draw:g>
                  <svg:desc>'2'.D1:'2'.D1</svg:desc>
                </draw:g>
              </table:table-cell>
              <table:table-cell office:value-type="string">
                <text:p>Sort-1048576</text:p>
                <draw:g>
                  <svg:desc>'2'.E1:'2'.E1</svg:desc>
                </draw:g>
              </table:table-cell>
              <table:table-cell office:value-type="string">
                <text:p>sort.Slice-1048576</text:p>
                <draw:g>
                  <svg:desc>'2'.F1:'2'.F1</svg:desc>
                </draw:g>
              </table:table-cell>
              <table:table-cell office:value-type="string">
                <text:p>sort.Sort-1048576</text:p>
                <draw:g>
                  <svg:desc>'2'.G1:'2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2:'2'.A58</svg:desc>
                </draw:g>
              </table:table-cell>
              <table:table-cell office:value-type="float" office:value="538877">
                <text:p>538877</text:p>
                <draw:g>
                  <svg:desc>'2'.B2:'2'.B58</svg:desc>
                </draw:g>
              </table:table-cell>
              <table:table-cell office:value-type="float" office:value="456272.67">
                <text:p>456272.67</text:p>
                <draw:g>
                  <svg:desc>'2'.C2:'2'.C58</svg:desc>
                </draw:g>
              </table:table-cell>
              <table:table-cell office:value-type="float" office:value="44062322.33">
                <text:p>44062322.33</text:p>
                <draw:g>
                  <svg:desc>'2'.D2:'2'.D58</svg:desc>
                </draw:g>
              </table:table-cell>
              <table:table-cell office:value-type="float" office:value="51694198.33">
                <text:p>51694198.33</text:p>
                <draw:g>
                  <svg:desc>'2'.E2:'2'.E58</svg:desc>
                </draw:g>
              </table:table-cell>
              <table:table-cell office:value-type="float" office:value="41805039">
                <text:p>41805039</text:p>
                <draw:g>
                  <svg:desc>'2'.F2:'2'.F58</svg:desc>
                </draw:g>
              </table:table-cell>
              <table:table-cell office:value-type="float" office:value="47390972">
                <text:p>47390972</text:p>
                <draw:g>
                  <svg:desc>'2'.G2:'2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1494.67">
                <text:p>711494.67</text:p>
              </table:table-cell>
              <table:table-cell office:value-type="float" office:value="633173.33">
                <text:p>633173.33</text:p>
              </table:table-cell>
              <table:table-cell office:value-type="float" office:value="46940628.67">
                <text:p>46940628.67</text:p>
              </table:table-cell>
              <table:table-cell office:value-type="float" office:value="57111681.33">
                <text:p>57111681.33</text:p>
              </table:table-cell>
              <table:table-cell office:value-type="float" office:value="43589112.67">
                <text:p>43589112.67</text:p>
              </table:table-cell>
              <table:table-cell office:value-type="float" office:value="45726526">
                <text:p>45726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1443">
                <text:p>741443</text:p>
              </table:table-cell>
              <table:table-cell office:value-type="float" office:value="658710">
                <text:p>658710</text:p>
              </table:table-cell>
              <table:table-cell office:value-type="float" office:value="43017612">
                <text:p>43017612</text:p>
              </table:table-cell>
              <table:table-cell office:value-type="float" office:value="54748257">
                <text:p>54748257</text:p>
              </table:table-cell>
              <table:table-cell office:value-type="float" office:value="50019314.67">
                <text:p>50019314.67</text:p>
              </table:table-cell>
              <table:table-cell office:value-type="float" office:value="50182132.33">
                <text:p>50182132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12760">
                <text:p>812760</text:p>
              </table:table-cell>
              <table:table-cell office:value-type="float" office:value="695178">
                <text:p>695178</text:p>
              </table:table-cell>
              <table:table-cell office:value-type="float" office:value="47781777.67">
                <text:p>47781777.67</text:p>
              </table:table-cell>
              <table:table-cell office:value-type="float" office:value="55963001.33">
                <text:p>55963001.33</text:p>
              </table:table-cell>
              <table:table-cell office:value-type="float" office:value="43920597">
                <text:p>43920597</text:p>
              </table:table-cell>
              <table:table-cell office:value-type="float" office:value="48204625.33">
                <text:p>4820462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92592">
                <text:p>892592</text:p>
              </table:table-cell>
              <table:table-cell office:value-type="float" office:value="730883.33">
                <text:p>730883.33</text:p>
              </table:table-cell>
              <table:table-cell office:value-type="float" office:value="44851812">
                <text:p>44851812</text:p>
              </table:table-cell>
              <table:table-cell office:value-type="float" office:value="54784602.33">
                <text:p>54784602.33</text:p>
              </table:table-cell>
              <table:table-cell office:value-type="float" office:value="44897581.33">
                <text:p>44897581.33</text:p>
              </table:table-cell>
              <table:table-cell office:value-type="float" office:value="51462059">
                <text:p>5146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77500.67">
                <text:p>877500.67</text:p>
              </table:table-cell>
              <table:table-cell office:value-type="float" office:value="708025.67">
                <text:p>708025.67</text:p>
              </table:table-cell>
              <table:table-cell office:value-type="float" office:value="46036563">
                <text:p>46036563</text:p>
              </table:table-cell>
              <table:table-cell office:value-type="float" office:value="61999783">
                <text:p>61999783</text:p>
              </table:table-cell>
              <table:table-cell office:value-type="float" office:value="48121224.33">
                <text:p>48121224.33</text:p>
              </table:table-cell>
              <table:table-cell office:value-type="float" office:value="50618408.33">
                <text:p>50618408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44245.33">
                <text:p>1044245.33</text:p>
              </table:table-cell>
              <table:table-cell office:value-type="float" office:value="691601.67">
                <text:p>691601.67</text:p>
              </table:table-cell>
              <table:table-cell office:value-type="float" office:value="49785479.33">
                <text:p>49785479.33</text:p>
              </table:table-cell>
              <table:table-cell office:value-type="float" office:value="58889062">
                <text:p>58889062</text:p>
              </table:table-cell>
              <table:table-cell office:value-type="float" office:value="51938662.67">
                <text:p>51938662.67</text:p>
              </table:table-cell>
              <table:table-cell office:value-type="float" office:value="55197762">
                <text:p>55197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84271.33">
                <text:p>984271.33</text:p>
              </table:table-cell>
              <table:table-cell office:value-type="float" office:value="688101.67">
                <text:p>688101.67</text:p>
              </table:table-cell>
              <table:table-cell office:value-type="float" office:value="51799911.33">
                <text:p>51799911.33</text:p>
              </table:table-cell>
              <table:table-cell office:value-type="float" office:value="60407285.67">
                <text:p>60407285.67</text:p>
              </table:table-cell>
              <table:table-cell office:value-type="float" office:value="51539249.33">
                <text:p>51539249.33</text:p>
              </table:table-cell>
              <table:table-cell office:value-type="float" office:value="55047014.67">
                <text:p>55047014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21473.67">
                <text:p>1021473.67</text:p>
              </table:table-cell>
              <table:table-cell office:value-type="float" office:value="660272.33">
                <text:p>660272.33</text:p>
              </table:table-cell>
              <table:table-cell office:value-type="float" office:value="49765023">
                <text:p>49765023</text:p>
              </table:table-cell>
              <table:table-cell office:value-type="float" office:value="59713121">
                <text:p>59713121</text:p>
              </table:table-cell>
              <table:table-cell office:value-type="float" office:value="50337255">
                <text:p>50337255</text:p>
              </table:table-cell>
              <table:table-cell office:value-type="float" office:value="59987659.67">
                <text:p>59987659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974685.33">
                <text:p>974685.33</text:p>
              </table:table-cell>
              <table:table-cell office:value-type="float" office:value="579124.67">
                <text:p>579124.67</text:p>
              </table:table-cell>
              <table:table-cell office:value-type="float" office:value="49900014">
                <text:p>49900014</text:p>
              </table:table-cell>
              <table:table-cell office:value-type="float" office:value="61099702">
                <text:p>61099702</text:p>
              </table:table-cell>
              <table:table-cell office:value-type="float" office:value="48640207.67">
                <text:p>48640207.67</text:p>
              </table:table-cell>
              <table:table-cell office:value-type="float" office:value="54236444.67">
                <text:p>5423644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1044179">
                <text:p>1044179</text:p>
              </table:table-cell>
              <table:table-cell office:value-type="float" office:value="578074">
                <text:p>578074</text:p>
              </table:table-cell>
              <table:table-cell office:value-type="float" office:value="51104311.33">
                <text:p>51104311.33</text:p>
              </table:table-cell>
              <table:table-cell office:value-type="float" office:value="59261864">
                <text:p>59261864</text:p>
              </table:table-cell>
              <table:table-cell office:value-type="float" office:value="57124016.67">
                <text:p>57124016.67</text:p>
              </table:table-cell>
              <table:table-cell office:value-type="float" office:value="58653141.67">
                <text:p>5865314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900146">
                <text:p>900146</text:p>
              </table:table-cell>
              <table:table-cell office:value-type="float" office:value="542438.33">
                <text:p>542438.33</text:p>
              </table:table-cell>
              <table:table-cell office:value-type="float" office:value="50253669.67">
                <text:p>50253669.67</text:p>
              </table:table-cell>
              <table:table-cell office:value-type="float" office:value="61285124.33">
                <text:p>61285124.33</text:p>
              </table:table-cell>
              <table:table-cell office:value-type="float" office:value="52631015.33">
                <text:p>52631015.33</text:p>
              </table:table-cell>
              <table:table-cell office:value-type="float" office:value="57624694.67">
                <text:p>57624694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930972.33">
                <text:p>930972.33</text:p>
              </table:table-cell>
              <table:table-cell office:value-type="float" office:value="561270.33">
                <text:p>561270.33</text:p>
              </table:table-cell>
              <table:table-cell office:value-type="float" office:value="54532328.67">
                <text:p>54532328.67</text:p>
              </table:table-cell>
              <table:table-cell office:value-type="float" office:value="64926142">
                <text:p>64926142</text:p>
              </table:table-cell>
              <table:table-cell office:value-type="float" office:value="52704933">
                <text:p>52704933</text:p>
              </table:table-cell>
              <table:table-cell office:value-type="float" office:value="64805745">
                <text:p>64805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1173617.33">
                <text:p>1173617.33</text:p>
              </table:table-cell>
              <table:table-cell office:value-type="float" office:value="598801">
                <text:p>598801</text:p>
              </table:table-cell>
              <table:table-cell office:value-type="float" office:value="50165616.33">
                <text:p>50165616.33</text:p>
              </table:table-cell>
              <table:table-cell office:value-type="float" office:value="59571207.33">
                <text:p>59571207.33</text:p>
              </table:table-cell>
              <table:table-cell office:value-type="float" office:value="52711498">
                <text:p>52711498</text:p>
              </table:table-cell>
              <table:table-cell office:value-type="float" office:value="61195380.67">
                <text:p>61195380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1006870.67">
                <text:p>1006870.67</text:p>
              </table:table-cell>
              <table:table-cell office:value-type="float" office:value="587821.33">
                <text:p>587821.33</text:p>
              </table:table-cell>
              <table:table-cell office:value-type="float" office:value="54526333.33">
                <text:p>54526333.33</text:p>
              </table:table-cell>
              <table:table-cell office:value-type="float" office:value="62709591">
                <text:p>62709591</text:p>
              </table:table-cell>
              <table:table-cell office:value-type="float" office:value="55789873.67">
                <text:p>55789873.67</text:p>
              </table:table-cell>
              <table:table-cell office:value-type="float" office:value="58695241.33">
                <text:p>58695241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1060433.33">
                <text:p>1060433.33</text:p>
              </table:table-cell>
              <table:table-cell office:value-type="float" office:value="592450.33">
                <text:p>592450.33</text:p>
              </table:table-cell>
              <table:table-cell office:value-type="float" office:value="51271480.33">
                <text:p>51271480.33</text:p>
              </table:table-cell>
              <table:table-cell office:value-type="float" office:value="62129532.67">
                <text:p>62129532.67</text:p>
              </table:table-cell>
              <table:table-cell office:value-type="float" office:value="52087113.67">
                <text:p>52087113.67</text:p>
              </table:table-cell>
              <table:table-cell office:value-type="float" office:value="57267633">
                <text:p>57267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1060349.67">
                <text:p>1060349.67</text:p>
              </table:table-cell>
              <table:table-cell office:value-type="float" office:value="579633.33">
                <text:p>579633.33</text:p>
              </table:table-cell>
              <table:table-cell office:value-type="float" office:value="51493838">
                <text:p>51493838</text:p>
              </table:table-cell>
              <table:table-cell office:value-type="float" office:value="62859533.33">
                <text:p>62859533.33</text:p>
              </table:table-cell>
              <table:table-cell office:value-type="float" office:value="50840128">
                <text:p>50840128</text:p>
              </table:table-cell>
              <table:table-cell office:value-type="float" office:value="55507808.67">
                <text:p>55507808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">
                <text:p>147</text:p>
              </table:table-cell>
              <table:table-cell office:value-type="float" office:value="1099502.67">
                <text:p>1099502.67</text:p>
              </table:table-cell>
              <table:table-cell office:value-type="float" office:value="600506.33">
                <text:p>600506.33</text:p>
              </table:table-cell>
              <table:table-cell office:value-type="float" office:value="50924229.33">
                <text:p>50924229.33</text:p>
              </table:table-cell>
              <table:table-cell office:value-type="float" office:value="58990673.33">
                <text:p>58990673.33</text:p>
              </table:table-cell>
              <table:table-cell office:value-type="float" office:value="50977097.33">
                <text:p>50977097.33</text:p>
              </table:table-cell>
              <table:table-cell office:value-type="float" office:value="60894513">
                <text:p>60894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">
                <text:p>184</text:p>
              </table:table-cell>
              <table:table-cell office:value-type="float" office:value="1123130.33">
                <text:p>1123130.33</text:p>
              </table:table-cell>
              <table:table-cell office:value-type="float" office:value="599204.33">
                <text:p>599204.33</text:p>
              </table:table-cell>
              <table:table-cell office:value-type="float" office:value="52659871.33">
                <text:p>52659871.33</text:p>
              </table:table-cell>
              <table:table-cell office:value-type="float" office:value="64435538.33">
                <text:p>64435538.33</text:p>
              </table:table-cell>
              <table:table-cell office:value-type="float" office:value="53359632.67">
                <text:p>53359632.67</text:p>
              </table:table-cell>
              <table:table-cell office:value-type="float" office:value="57217790.33">
                <text:p>5721779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1206551.67">
                <text:p>1206551.67</text:p>
              </table:table-cell>
              <table:table-cell office:value-type="float" office:value="642767.67">
                <text:p>642767.67</text:p>
              </table:table-cell>
              <table:table-cell office:value-type="float" office:value="51315589.67">
                <text:p>51315589.67</text:p>
              </table:table-cell>
              <table:table-cell office:value-type="float" office:value="63968428.67">
                <text:p>63968428.67</text:p>
              </table:table-cell>
              <table:table-cell office:value-type="float" office:value="50231111.67">
                <text:p>50231111.67</text:p>
              </table:table-cell>
              <table:table-cell office:value-type="float" office:value="55840422.33">
                <text:p>55840422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">
                <text:p>289</text:p>
              </table:table-cell>
              <table:table-cell office:value-type="float" office:value="1320063.67">
                <text:p>1320063.67</text:p>
              </table:table-cell>
              <table:table-cell office:value-type="float" office:value="657260.33">
                <text:p>657260.33</text:p>
              </table:table-cell>
              <table:table-cell office:value-type="float" office:value="50842369.33">
                <text:p>50842369.33</text:p>
              </table:table-cell>
              <table:table-cell office:value-type="float" office:value="62862054.67">
                <text:p>62862054.67</text:p>
              </table:table-cell>
              <table:table-cell office:value-type="float" office:value="52054723.67">
                <text:p>52054723.67</text:p>
              </table:table-cell>
              <table:table-cell office:value-type="float" office:value="56368701.33">
                <text:p>5636870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2">
                <text:p>362</text:p>
              </table:table-cell>
              <table:table-cell office:value-type="float" office:value="1414356">
                <text:p>1414356</text:p>
              </table:table-cell>
              <table:table-cell office:value-type="float" office:value="747188">
                <text:p>747188</text:p>
              </table:table-cell>
              <table:table-cell office:value-type="float" office:value="50403885.67">
                <text:p>50403885.67</text:p>
              </table:table-cell>
              <table:table-cell office:value-type="float" office:value="63739385.33">
                <text:p>63739385.33</text:p>
              </table:table-cell>
              <table:table-cell office:value-type="float" office:value="54102027">
                <text:p>54102027</text:p>
              </table:table-cell>
              <table:table-cell office:value-type="float" office:value="55974328.33">
                <text:p>55974328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3">
                <text:p>453</text:p>
              </table:table-cell>
              <table:table-cell office:value-type="float" office:value="1497511">
                <text:p>1497511</text:p>
              </table:table-cell>
              <table:table-cell office:value-type="float" office:value="846752.67">
                <text:p>846752.67</text:p>
              </table:table-cell>
              <table:table-cell office:value-type="float" office:value="51775536.67">
                <text:p>51775536.67</text:p>
              </table:table-cell>
              <table:table-cell office:value-type="float" office:value="63373824">
                <text:p>63373824</text:p>
              </table:table-cell>
              <table:table-cell office:value-type="float" office:value="54740869.67">
                <text:p>54740869.67</text:p>
              </table:table-cell>
              <table:table-cell office:value-type="float" office:value="56999268">
                <text:p>56999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7">
                <text:p>567</text:p>
              </table:table-cell>
              <table:table-cell office:value-type="float" office:value="1617760.33">
                <text:p>1617760.33</text:p>
              </table:table-cell>
              <table:table-cell office:value-type="float" office:value="810974">
                <text:p>810974</text:p>
              </table:table-cell>
              <table:table-cell office:value-type="float" office:value="53390770">
                <text:p>53390770</text:p>
              </table:table-cell>
              <table:table-cell office:value-type="float" office:value="61060522.33">
                <text:p>61060522.33</text:p>
              </table:table-cell>
              <table:table-cell office:value-type="float" office:value="50222972">
                <text:p>50222972</text:p>
              </table:table-cell>
              <table:table-cell office:value-type="float" office:value="56217123">
                <text:p>56217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9">
                <text:p>709</text:p>
              </table:table-cell>
              <table:table-cell office:value-type="float" office:value="1932014.67">
                <text:p>1932014.67</text:p>
              </table:table-cell>
              <table:table-cell office:value-type="float" office:value="847626.33">
                <text:p>847626.33</text:p>
              </table:table-cell>
              <table:table-cell office:value-type="float" office:value="49815705">
                <text:p>49815705</text:p>
              </table:table-cell>
              <table:table-cell office:value-type="float" office:value="63644260.33">
                <text:p>63644260.33</text:p>
              </table:table-cell>
              <table:table-cell office:value-type="float" office:value="55846305.33">
                <text:p>55846305.33</text:p>
              </table:table-cell>
              <table:table-cell office:value-type="float" office:value="57514937">
                <text:p>57514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7">
                <text:p>887</text:p>
              </table:table-cell>
              <table:table-cell office:value-type="float" office:value="2159159">
                <text:p>2159159</text:p>
              </table:table-cell>
              <table:table-cell office:value-type="float" office:value="942580">
                <text:p>942580</text:p>
              </table:table-cell>
              <table:table-cell office:value-type="float" office:value="52702858">
                <text:p>52702858</text:p>
              </table:table-cell>
              <table:table-cell office:value-type="float" office:value="61086667.67">
                <text:p>61086667.67</text:p>
              </table:table-cell>
              <table:table-cell office:value-type="float" office:value="49042882.33">
                <text:p>49042882.33</text:p>
              </table:table-cell>
              <table:table-cell office:value-type="float" office:value="55344813.33">
                <text:p>55344813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9">
                <text:p>1109</text:p>
              </table:table-cell>
              <table:table-cell office:value-type="float" office:value="2654277.67">
                <text:p>2654277.67</text:p>
              </table:table-cell>
              <table:table-cell office:value-type="float" office:value="1043613.67">
                <text:p>1043613.67</text:p>
              </table:table-cell>
              <table:table-cell office:value-type="float" office:value="50447178">
                <text:p>50447178</text:p>
              </table:table-cell>
              <table:table-cell office:value-type="float" office:value="62068669">
                <text:p>62068669</text:p>
              </table:table-cell>
              <table:table-cell office:value-type="float" office:value="53772547.67">
                <text:p>53772547.67</text:p>
              </table:table-cell>
              <table:table-cell office:value-type="float" office:value="56447810">
                <text:p>564478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7">
                <text:p>1387</text:p>
              </table:table-cell>
              <table:table-cell office:value-type="float" office:value="3368950.67">
                <text:p>3368950.67</text:p>
              </table:table-cell>
              <table:table-cell office:value-type="float" office:value="1145585.67">
                <text:p>1145585.67</text:p>
              </table:table-cell>
              <table:table-cell office:value-type="float" office:value="49253429.33">
                <text:p>49253429.33</text:p>
              </table:table-cell>
              <table:table-cell office:value-type="float" office:value="62674551.67">
                <text:p>62674551.67</text:p>
              </table:table-cell>
              <table:table-cell office:value-type="float" office:value="51700206.67">
                <text:p>51700206.67</text:p>
              </table:table-cell>
              <table:table-cell office:value-type="float" office:value="55171309.33">
                <text:p>55171309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4">
                <text:p>1734</text:p>
              </table:table-cell>
              <table:table-cell office:value-type="float" office:value="4077769.67">
                <text:p>4077769.67</text:p>
              </table:table-cell>
              <table:table-cell office:value-type="float" office:value="1275584.67">
                <text:p>1275584.67</text:p>
              </table:table-cell>
              <table:table-cell office:value-type="float" office:value="56987642.67">
                <text:p>56987642.67</text:p>
              </table:table-cell>
              <table:table-cell office:value-type="float" office:value="65157592.67">
                <text:p>65157592.67</text:p>
              </table:table-cell>
              <table:table-cell office:value-type="float" office:value="52259462.67">
                <text:p>52259462.67</text:p>
              </table:table-cell>
              <table:table-cell office:value-type="float" office:value="55100269">
                <text:p>55100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8">
                <text:p>2168</text:p>
              </table:table-cell>
              <table:table-cell office:value-type="float" office:value="5599035.67">
                <text:p>5599035.67</text:p>
              </table:table-cell>
              <table:table-cell office:value-type="float" office:value="1413392.33">
                <text:p>1413392.33</text:p>
              </table:table-cell>
              <table:table-cell office:value-type="float" office:value="51208729">
                <text:p>51208729</text:p>
              </table:table-cell>
              <table:table-cell office:value-type="float" office:value="59610400.33">
                <text:p>59610400.33</text:p>
              </table:table-cell>
              <table:table-cell office:value-type="float" office:value="49717305.67">
                <text:p>49717305.67</text:p>
              </table:table-cell>
              <table:table-cell office:value-type="float" office:value="58010695">
                <text:p>58010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11">
                <text:p>2711</text:p>
              </table:table-cell>
              <table:table-cell office:value-type="float" office:value="9639012.33">
                <text:p>9639012.33</text:p>
              </table:table-cell>
              <table:table-cell office:value-type="float" office:value="2126659.33">
                <text:p>2126659.33</text:p>
              </table:table-cell>
              <table:table-cell office:value-type="float" office:value="69383785.67">
                <text:p>69383785.67</text:p>
              </table:table-cell>
              <table:table-cell office:value-type="float" office:value="82386434.67">
                <text:p>82386434.67</text:p>
              </table:table-cell>
              <table:table-cell office:value-type="float" office:value="70982944">
                <text:p>70982944</text:p>
              </table:table-cell>
              <table:table-cell office:value-type="float" office:value="79506249.33">
                <text:p>79506249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9">
                <text:p>3389</text:p>
              </table:table-cell>
              <table:table-cell office:value-type="float" office:value="10399988">
                <text:p>10399988</text:p>
              </table:table-cell>
              <table:table-cell office:value-type="float" office:value="1826259.33">
                <text:p>1826259.33</text:p>
              </table:table-cell>
              <table:table-cell office:value-type="float" office:value="52511314">
                <text:p>52511314</text:p>
              </table:table-cell>
              <table:table-cell office:value-type="float" office:value="60607094">
                <text:p>60607094</text:p>
              </table:table-cell>
              <table:table-cell office:value-type="float" office:value="51477639.33">
                <text:p>51477639.33</text:p>
              </table:table-cell>
              <table:table-cell office:value-type="float" office:value="56682390.33">
                <text:p>56682390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37">
                <text:p>4237</text:p>
              </table:table-cell>
              <table:table-cell office:value-type="float" office:value="14932153">
                <text:p>14932153</text:p>
              </table:table-cell>
              <table:table-cell office:value-type="float" office:value="2191185.67">
                <text:p>2191185.67</text:p>
              </table:table-cell>
              <table:table-cell office:value-type="float" office:value="51245976">
                <text:p>51245976</text:p>
              </table:table-cell>
              <table:table-cell office:value-type="float" office:value="64009868.67">
                <text:p>64009868.67</text:p>
              </table:table-cell>
              <table:table-cell office:value-type="float" office:value="52551684.33">
                <text:p>52551684.33</text:p>
              </table:table-cell>
              <table:table-cell office:value-type="float" office:value="58604632.67">
                <text:p>58604632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97">
                <text:p>5297</text:p>
              </table:table-cell>
              <table:table-cell office:value-type="float" office:value="22669503">
                <text:p>22669503</text:p>
              </table:table-cell>
              <table:table-cell office:value-type="float" office:value="2396355.67">
                <text:p>2396355.67</text:p>
              </table:table-cell>
              <table:table-cell office:value-type="float" office:value="70767548.67">
                <text:p>70767548.67</text:p>
              </table:table-cell>
              <table:table-cell office:value-type="float" office:value="82967507.67">
                <text:p>82967507.67</text:p>
              </table:table-cell>
              <table:table-cell office:value-type="float" office:value="74139061.67">
                <text:p>74139061.67</text:p>
              </table:table-cell>
              <table:table-cell office:value-type="float" office:value="78342251">
                <text:p>78342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2">
                <text:p>6622</text:p>
              </table:table-cell>
              <table:table-cell office:value-type="float" office:value="32250802.33">
                <text:p>32250802.33</text:p>
              </table:table-cell>
              <table:table-cell office:value-type="float" office:value="2849657.67">
                <text:p>2849657.67</text:p>
              </table:table-cell>
              <table:table-cell office:value-type="float" office:value="54346065">
                <text:p>54346065</text:p>
              </table:table-cell>
              <table:table-cell office:value-type="float" office:value="63115232.67">
                <text:p>63115232.67</text:p>
              </table:table-cell>
              <table:table-cell office:value-type="float" office:value="56047218">
                <text:p>56047218</text:p>
              </table:table-cell>
              <table:table-cell office:value-type="float" office:value="59984489.67">
                <text:p>59984489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78">
                <text:p>8278</text:p>
              </table:table-cell>
              <table:table-cell office:value-type="float" office:value="50817985">
                <text:p>50817985</text:p>
              </table:table-cell>
              <table:table-cell office:value-type="float" office:value="3157884">
                <text:p>3157884</text:p>
              </table:table-cell>
              <table:table-cell office:value-type="float" office:value="53752736.67">
                <text:p>53752736.67</text:p>
              </table:table-cell>
              <table:table-cell office:value-type="float" office:value="63595172">
                <text:p>63595172</text:p>
              </table:table-cell>
              <table:table-cell office:value-type="float" office:value="58138163.67">
                <text:p>58138163.67</text:p>
              </table:table-cell>
              <table:table-cell office:value-type="float" office:value="62772317.33">
                <text:p>62772317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48">
                <text:p>10348</text:p>
              </table:table-cell>
              <table:table-cell office:value-type="float" office:value="75962599">
                <text:p>75962599</text:p>
              </table:table-cell>
              <table:table-cell office:value-type="float" office:value="3691410">
                <text:p>3691410</text:p>
              </table:table-cell>
              <table:table-cell office:value-type="float" office:value="55227347.33">
                <text:p>55227347.33</text:p>
              </table:table-cell>
              <table:table-cell office:value-type="float" office:value="66504460.33">
                <text:p>66504460.33</text:p>
              </table:table-cell>
              <table:table-cell office:value-type="float" office:value="54770331">
                <text:p>54770331</text:p>
              </table:table-cell>
              <table:table-cell office:value-type="float" office:value="61744025.33">
                <text:p>61744025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36">
                <text:p>12936</text:p>
              </table:table-cell>
              <table:table-cell office:value-type="float" office:value="115976801.33">
                <text:p>115976801.33</text:p>
              </table:table-cell>
              <table:table-cell office:value-type="float" office:value="4024772">
                <text:p>4024772</text:p>
              </table:table-cell>
              <table:table-cell office:value-type="float" office:value="56406284.33">
                <text:p>56406284.33</text:p>
              </table:table-cell>
              <table:table-cell office:value-type="float" office:value="71425903.33">
                <text:p>71425903.33</text:p>
              </table:table-cell>
              <table:table-cell office:value-type="float" office:value="57220618">
                <text:p>57220618</text:p>
              </table:table-cell>
              <table:table-cell office:value-type="float" office:value="65686094">
                <text:p>65686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71">
                <text:p>16171</text:p>
              </table:table-cell>
              <table:table-cell office:value-type="float" office:value="176591690">
                <text:p>176591690</text:p>
              </table:table-cell>
              <table:table-cell office:value-type="float" office:value="4560341">
                <text:p>4560341</text:p>
              </table:table-cell>
              <table:table-cell office:value-type="float" office:value="55581546.67">
                <text:p>55581546.67</text:p>
              </table:table-cell>
              <table:table-cell office:value-type="float" office:value="65634495.67">
                <text:p>65634495.67</text:p>
              </table:table-cell>
              <table:table-cell office:value-type="float" office:value="59535263.33">
                <text:p>59535263.33</text:p>
              </table:table-cell>
              <table:table-cell office:value-type="float" office:value="65623273.67">
                <text:p>6562327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14">
                <text:p>20214</text:p>
              </table:table-cell>
              <table:table-cell office:value-type="float" office:value="276715113.67">
                <text:p>276715113.67</text:p>
              </table:table-cell>
              <table:table-cell office:value-type="float" office:value="5395196.33">
                <text:p>5395196.33</text:p>
              </table:table-cell>
              <table:table-cell office:value-type="float" office:value="57062845.33">
                <text:p>57062845.33</text:p>
              </table:table-cell>
              <table:table-cell office:value-type="float" office:value="69711968">
                <text:p>69711968</text:p>
              </table:table-cell>
              <table:table-cell office:value-type="float" office:value="57529752.67">
                <text:p>57529752.67</text:p>
              </table:table-cell>
              <table:table-cell office:value-type="float" office:value="63509871">
                <text:p>63509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68">
                <text:p>25268</text:p>
              </table:table-cell>
              <table:table-cell office:value-type="float" office:value="412407607.67">
                <text:p>412407607.67</text:p>
              </table:table-cell>
              <table:table-cell office:value-type="float" office:value="6273722.33">
                <text:p>6273722.33</text:p>
              </table:table-cell>
              <table:table-cell office:value-type="float" office:value="59289807">
                <text:p>59289807</text:p>
              </table:table-cell>
              <table:table-cell office:value-type="float" office:value="68216278.33">
                <text:p>68216278.33</text:p>
              </table:table-cell>
              <table:table-cell office:value-type="float" office:value="59790223.67">
                <text:p>59790223.67</text:p>
              </table:table-cell>
              <table:table-cell office:value-type="float" office:value="65676073.33">
                <text:p>65676073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86">
                <text:p>31586</text:p>
              </table:table-cell>
              <table:table-cell office:value-type="float" office:value="650795500.67">
                <text:p>650795500.67</text:p>
              </table:table-cell>
              <table:table-cell office:value-type="float" office:value="7249678.33">
                <text:p>7249678.33</text:p>
              </table:table-cell>
              <table:table-cell office:value-type="float" office:value="59115880.33">
                <text:p>59115880.33</text:p>
              </table:table-cell>
              <table:table-cell office:value-type="float" office:value="69348021.33">
                <text:p>69348021.33</text:p>
              </table:table-cell>
              <table:table-cell office:value-type="float" office:value="58983687.67">
                <text:p>58983687.67</text:p>
              </table:table-cell>
              <table:table-cell office:value-type="float" office:value="68027841">
                <text:p>68027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483">
                <text:p>39483</text:p>
              </table:table-cell>
              <table:table-cell office:value-type="float" office:value="1011272454.67">
                <text:p>1011272454.67</text:p>
              </table:table-cell>
              <table:table-cell office:value-type="float" office:value="8585137">
                <text:p>8585137</text:p>
              </table:table-cell>
              <table:table-cell office:value-type="float" office:value="61358809.67">
                <text:p>61358809.67</text:p>
              </table:table-cell>
              <table:table-cell office:value-type="float" office:value="68654359.33">
                <text:p>68654359.33</text:p>
              </table:table-cell>
              <table:table-cell office:value-type="float" office:value="66717199">
                <text:p>66717199</text:p>
              </table:table-cell>
              <table:table-cell office:value-type="float" office:value="67902713.33">
                <text:p>67902713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54">
                <text:p>49354</text:p>
              </table:table-cell>
              <table:table-cell office:value-type="float" office:value="1550867440.33">
                <text:p>1550867440.33</text:p>
              </table:table-cell>
              <table:table-cell office:value-type="float" office:value="10042242">
                <text:p>10042242</text:p>
              </table:table-cell>
              <table:table-cell office:value-type="float" office:value="64474552">
                <text:p>64474552</text:p>
              </table:table-cell>
              <table:table-cell office:value-type="float" office:value="79440864">
                <text:p>79440864</text:p>
              </table:table-cell>
              <table:table-cell office:value-type="float" office:value="62598866.33">
                <text:p>62598866.33</text:p>
              </table:table-cell>
              <table:table-cell office:value-type="float" office:value="71861371">
                <text:p>71861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93">
                <text:p>61693</text:p>
              </table:table-cell>
              <table:table-cell office:value-type="float" office:value="2425510906">
                <text:p>2425510906</text:p>
              </table:table-cell>
              <table:table-cell office:value-type="float" office:value="13910044.67">
                <text:p>13910044.67</text:p>
              </table:table-cell>
              <table:table-cell office:value-type="float" office:value="67814017">
                <text:p>67814017</text:p>
              </table:table-cell>
              <table:table-cell office:value-type="float" office:value="74078937.33">
                <text:p>74078937.33</text:p>
              </table:table-cell>
              <table:table-cell office:value-type="float" office:value="65455270.33">
                <text:p>65455270.33</text:p>
              </table:table-cell>
              <table:table-cell office:value-type="float" office:value="76153721.33">
                <text:p>76153721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117">
                <text:p>77117</text:p>
              </table:table-cell>
              <table:table-cell office:value-type="float" office:value="3671183610">
                <text:p>3671183610</text:p>
              </table:table-cell>
              <table:table-cell office:value-type="float" office:value="14904651">
                <text:p>14904651</text:p>
              </table:table-cell>
              <table:table-cell office:value-type="float" office:value="67856961.33">
                <text:p>67856961.33</text:p>
              </table:table-cell>
              <table:table-cell office:value-type="float" office:value="79176026.33">
                <text:p>79176026.33</text:p>
              </table:table-cell>
              <table:table-cell office:value-type="float" office:value="68444138.67">
                <text:p>68444138.67</text:p>
              </table:table-cell>
              <table:table-cell office:value-type="float" office:value="80719923">
                <text:p>80719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397">
                <text:p>96397</text:p>
              </table:table-cell>
              <table:table-cell office:value-type="float" office:value="5624817387.33">
                <text:p>5624817387.33</text:p>
              </table:table-cell>
              <table:table-cell office:value-type="float" office:value="18179758.67">
                <text:p>18179758.67</text:p>
              </table:table-cell>
              <table:table-cell office:value-type="float" office:value="69637511.67">
                <text:p>69637511.67</text:p>
              </table:table-cell>
              <table:table-cell office:value-type="float" office:value="81867974.33">
                <text:p>81867974.33</text:p>
              </table:table-cell>
              <table:table-cell office:value-type="float" office:value="70671266">
                <text:p>70671266</text:p>
              </table:table-cell>
              <table:table-cell office:value-type="float" office:value="79197795.67">
                <text:p>79197795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97">
                <text:p>120497</text:p>
              </table:table-cell>
              <table:table-cell office:value-type="float" office:value="8522114474.33">
                <text:p>8522114474.33</text:p>
              </table:table-cell>
              <table:table-cell office:value-type="float" office:value="21505804.33">
                <text:p>21505804.33</text:p>
              </table:table-cell>
              <table:table-cell office:value-type="float" office:value="74242674.33">
                <text:p>74242674.33</text:p>
              </table:table-cell>
              <table:table-cell office:value-type="float" office:value="83087008.67">
                <text:p>83087008.67</text:p>
              </table:table-cell>
              <table:table-cell office:value-type="float" office:value="71580408.33">
                <text:p>71580408.33</text:p>
              </table:table-cell>
              <table:table-cell office:value-type="float" office:value="81202606.67">
                <text:p>81202606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622">
                <text:p>150622</text:p>
              </table:table-cell>
              <table:table-cell office:value-type="float" office:value="12882399584">
                <text:p>12882399584</text:p>
              </table:table-cell>
              <table:table-cell office:value-type="float" office:value="28459317.33">
                <text:p>28459317.33</text:p>
              </table:table-cell>
              <table:table-cell office:value-type="float" office:value="80816214.33">
                <text:p>80816214.33</text:p>
              </table:table-cell>
              <table:table-cell office:value-type="float" office:value="82116990">
                <text:p>82116990</text:p>
              </table:table-cell>
              <table:table-cell office:value-type="float" office:value="76373268.33">
                <text:p>76373268.33</text:p>
              </table:table-cell>
              <table:table-cell office:value-type="float" office:value="85213404.33">
                <text:p>85213404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8278">
                <text:p>188278</text:p>
              </table:table-cell>
              <table:table-cell office:value-type="float" office:value="19298853906">
                <text:p>19298853906</text:p>
              </table:table-cell>
              <table:table-cell office:value-type="float" office:value="32636225.67">
                <text:p>32636225.67</text:p>
              </table:table-cell>
              <table:table-cell office:value-type="float" office:value="79112238.33">
                <text:p>79112238.33</text:p>
              </table:table-cell>
              <table:table-cell office:value-type="float" office:value="92037787">
                <text:p>92037787</text:p>
              </table:table-cell>
              <table:table-cell office:value-type="float" office:value="79715851.33">
                <text:p>79715851.33</text:p>
              </table:table-cell>
              <table:table-cell office:value-type="float" office:value="93499891.33">
                <text:p>9349989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5348">
                <text:p>235348</text:p>
              </table:table-cell>
              <table:table-cell office:value-type="float" office:value="NaN">
                <text:p>NaN</text:p>
              </table:table-cell>
              <table:table-cell office:value-type="float" office:value="40495096.67">
                <text:p>40495096.67</text:p>
              </table:table-cell>
              <table:table-cell office:value-type="float" office:value="89468456.67">
                <text:p>89468456.67</text:p>
              </table:table-cell>
              <table:table-cell office:value-type="float" office:value="91207508">
                <text:p>91207508</text:p>
              </table:table-cell>
              <table:table-cell office:value-type="float" office:value="88106048">
                <text:p>88106048</text:p>
              </table:table-cell>
              <table:table-cell office:value-type="float" office:value="96422579.67">
                <text:p>96422579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186">
                <text:p>294186</text:p>
              </table:table-cell>
              <table:table-cell office:value-type="float" office:value="NaN">
                <text:p>NaN</text:p>
              </table:table-cell>
              <table:table-cell office:value-type="float" office:value="53142789.33">
                <text:p>53142789.33</text:p>
              </table:table-cell>
              <table:table-cell office:value-type="float" office:value="92739022">
                <text:p>92739022</text:p>
              </table:table-cell>
              <table:table-cell office:value-type="float" office:value="105891466">
                <text:p>105891466</text:p>
              </table:table-cell>
              <table:table-cell office:value-type="float" office:value="101380995.33">
                <text:p>101380995.33</text:p>
              </table:table-cell>
              <table:table-cell office:value-type="float" office:value="104703711.67">
                <text:p>104703711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733">
                <text:p>367733</text:p>
              </table:table-cell>
              <table:table-cell office:value-type="float" office:value="NaN">
                <text:p>NaN</text:p>
              </table:table-cell>
              <table:table-cell office:value-type="float" office:value="70347944">
                <text:p>70347944</text:p>
              </table:table-cell>
              <table:table-cell office:value-type="float" office:value="99240618.33">
                <text:p>99240618.33</text:p>
              </table:table-cell>
              <table:table-cell office:value-type="float" office:value="117991511.67">
                <text:p>117991511.67</text:p>
              </table:table-cell>
              <table:table-cell office:value-type="float" office:value="103380517.33">
                <text:p>103380517.33</text:p>
              </table:table-cell>
              <table:table-cell office:value-type="float" office:value="110920186">
                <text:p>1109201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67">
                <text:p>459667</text:p>
              </table:table-cell>
              <table:table-cell office:value-type="float" office:value="NaN">
                <text:p>NaN</text:p>
              </table:table-cell>
              <table:table-cell office:value-type="float" office:value="81567523.67">
                <text:p>81567523.67</text:p>
              </table:table-cell>
              <table:table-cell office:value-type="float" office:value="103611670">
                <text:p>103611670</text:p>
              </table:table-cell>
              <table:table-cell office:value-type="float" office:value="112476818.33">
                <text:p>112476818.33</text:p>
              </table:table-cell>
              <table:table-cell office:value-type="float" office:value="110268054.33">
                <text:p>110268054.33</text:p>
              </table:table-cell>
              <table:table-cell office:value-type="float" office:value="115152421.33">
                <text:p>115152421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4584">
                <text:p>574584</text:p>
              </table:table-cell>
              <table:table-cell office:value-type="float" office:value="NaN">
                <text:p>NaN</text:p>
              </table:table-cell>
              <table:table-cell office:value-type="float" office:value="104022795.33">
                <text:p>104022795.33</text:p>
              </table:table-cell>
              <table:table-cell office:value-type="float" office:value="107680855.67">
                <text:p>107680855.67</text:p>
              </table:table-cell>
              <table:table-cell office:value-type="float" office:value="111678302">
                <text:p>111678302</text:p>
              </table:table-cell>
              <table:table-cell office:value-type="float" office:value="112931915">
                <text:p>112931915</text:p>
              </table:table-cell>
              <table:table-cell office:value-type="float" office:value="123882896.33">
                <text:p>123882896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8231">
                <text:p>718231</text:p>
              </table:table-cell>
              <table:table-cell office:value-type="float" office:value="NaN">
                <text:p>NaN</text:p>
              </table:table-cell>
              <table:table-cell office:value-type="float" office:value="124405541.33">
                <text:p>124405541.33</text:p>
              </table:table-cell>
              <table:table-cell office:value-type="float" office:value="112217596">
                <text:p>112217596</text:p>
              </table:table-cell>
              <table:table-cell office:value-type="float" office:value="116235153">
                <text:p>116235153</text:p>
              </table:table-cell>
              <table:table-cell office:value-type="float" office:value="114901612.33">
                <text:p>114901612.33</text:p>
              </table:table-cell>
              <table:table-cell office:value-type="float" office:value="130946689.67">
                <text:p>130946689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7789">
                <text:p>897789</text:p>
              </table:table-cell>
              <table:table-cell office:value-type="float" office:value="NaN">
                <text:p>NaN</text:p>
              </table:table-cell>
              <table:table-cell office:value-type="float" office:value="155624942">
                <text:p>155624942</text:p>
              </table:table-cell>
              <table:table-cell office:value-type="float" office:value="116217481.33">
                <text:p>116217481.33</text:p>
              </table:table-cell>
              <table:table-cell office:value-type="float" office:value="121792986.67">
                <text:p>121792986.67</text:p>
              </table:table-cell>
              <table:table-cell office:value-type="float" office:value="118684542.67">
                <text:p>118684542.67</text:p>
              </table:table-cell>
              <table:table-cell office:value-type="float" office:value="132404054.33">
                <text:p>132404054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